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8.268cm" fo:min-width="2.938cm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cc9900" draw:textarea-horizontal-align="justify" draw:textarea-vertical-align="middle" draw:auto-grow-height="false" fo:min-height="0.438cm" fo:min-width="2.47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666666" draw:marker-start-width="0.252cm" draw:marker-end-width="0.252cm" draw:fill-color="#cc9900" draw:textarea-horizontal-align="justify" draw:textarea-vertical-align="middle" draw:auto-grow-height="false" fo:min-height="0.404cm" fo:min-width="2.44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textarea-vertical-align="middle" draw:auto-grow-height="false" fo:min-height="5.595cm" fo:min-width="0.22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053cm" svg:stroke-color="#ff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654cm"/>
    </style:style>
    <style:style style:name="gr10" style:family="graphic" style:parent-style-name="standard">
      <style:graphic-properties svg:stroke-width="0.053cm" svg:stroke-color="#ff3333" draw:marker-start="" draw:marker-start-width="0.3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81cm" svg:stroke-color="#333333" draw:marker-start-width="0.321cm" draw:marker-end-width="0.321cm" draw:fill="none" draw:fill-color="#ffffff" fo:min-height="2.35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2.645cm"/>
    </style:style>
    <style:style style:name="P1" style:family="paragraph">
      <loext:graphic-properties draw:fill-color="#00cccc"/>
      <style:paragraph-properties fo:text-align="center"/>
    </style:style>
    <style:style style:name="P2" style:family="paragraph">
      <style:paragraph-properties fo:text-align="center"/>
      <style:text-properties fo:color="#1c1c1c" fo:font-size="12pt"/>
    </style:style>
    <style:style style:name="P3" style:family="paragraph">
      <loext:graphic-properties draw:fill-color="#cc9900"/>
      <style:paragraph-properties fo:text-align="center"/>
      <style:text-properties fo:color="#1c1c1c" style:font-name="LM Mono 10" fo:font-size="12pt" style:font-size-asian="10pt" style:font-size-complex="10pt"/>
    </style:style>
    <style:style style:name="P4" style:family="paragraph">
      <loext:graphic-properties draw:fill-color="#cc9900"/>
      <style:paragraph-properties fo:text-align="center"/>
      <style:text-properties fo:color="#1c1c1c" fo:font-size="12pt"/>
    </style:style>
    <style:style style:name="P5" style:family="paragraph">
      <style:paragraph-properties fo:text-align="start"/>
      <style:text-properties fo:font-size="16pt" fo:font-style="italic" fo:font-weight="bold" style:font-size-asian="10pt" style:font-style-asian="italic" style:font-size-complex="10pt" style:font-style-complex="italic"/>
    </style:style>
    <style:style style:name="P6" style:family="paragraph">
      <loext:graphic-properties draw:fill="none" draw:fill-color="#ffffff"/>
      <style:paragraph-properties fo:text-align="start"/>
      <style:text-properties fo:font-size="16pt" fo:font-style="italic" fo:font-weight="bold" style:font-size-asian="10pt" style:font-style-asian="italic" style:font-size-complex="10pt" style:font-style-complex="italic"/>
    </style:style>
    <style:style style:name="P7" style:family="paragraph">
      <style:paragraph-properties fo:text-align="start"/>
      <style:text-properties fo:font-size="12pt" style:font-size-asian="10pt" style:font-size-complex="10pt"/>
    </style:style>
    <style:style style:name="P8" style:family="paragraph">
      <style:paragraph-properties fo:text-align="start"/>
      <style:text-properties fo:color="#1c1c1c" fo:font-size="12pt"/>
    </style:style>
    <style:style style:name="P9" style:family="paragraph">
      <loext:graphic-properties draw:fill="none" draw:fill-color="#ffffff"/>
      <style:paragraph-properties fo:text-align="start"/>
      <style:text-properties style:font-name="Courier 10 Pitch" fo:font-size="12pt" style:font-size-asian="10pt" style:font-size-complex="10pt"/>
    </style:style>
    <style:style style:name="P10" style:family="paragraph">
      <style:paragraph-properties fo:text-align="center"/>
      <style:text-properties fo:color="#1c1c1c" fo:font-size="10pt"/>
    </style:style>
    <style:style style:name="P11" style:family="paragraph">
      <loext:graphic-properties draw:fill-color="#cc9900"/>
      <style:paragraph-properties fo:text-align="center"/>
      <style:text-properties fo:color="#1c1c1c" style:font-name="LM Mono 10" fo:font-size="10pt" style:font-size-asian="10pt" style:font-size-complex="10pt"/>
    </style:style>
    <style:style style:name="P12" style:family="paragraph">
      <loext:graphic-properties draw:fill-color="#cc9900"/>
      <style:paragraph-properties fo:text-align="center"/>
      <style:text-properties fo:color="#1c1c1c" fo:font-size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  <style:text-properties fo:color="#666666" fo:font-size="14pt" fo:font-style="italic" fo:font-weight="bold" style:font-size-asian="14pt" style:font-style-asian="italic" style:font-size-complex="14pt" style:font-style-complex="italic"/>
    </style:style>
    <style:style style:name="P15" style:family="paragraph">
      <loext:graphic-properties draw:fill="none" draw:fill-color="#ffffff"/>
      <style:paragraph-properties fo:text-align="start"/>
      <style:text-properties fo:color="#666666" fo:font-size="14pt" fo:font-style="italic" fo:font-weight="bold" style:font-size-asian="14pt" style:font-style-asian="italic" style:font-size-complex="14pt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color="#1c1c1c" style:font-name="LM Mono 10" style:font-size-asian="10pt" style:font-size-complex="10pt"/>
    </style:style>
    <style:style style:name="T2" style:family="text">
      <style:text-properties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size-asian="8pt" style:font-weight-asian="bold" style:font-size-complex="8pt" style:font-weight-complex="bold"/>
    </style:style>
    <style:style style:name="T4" style:family="text">
      <style:text-properties fo:color="#1c1c1c" style:font-name="LM Mono 10" style:font-size-asian="8pt" style:font-size-complex="8pt"/>
    </style:style>
    <style:style style:name="T5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LM Mono 1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8.89cm" svg:x="4.81cm" svg:y="4.81cm">
          <text:p text:style-name="P1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048cm" svg:height="0.762cm" svg:x="5.191cm" svg:y="11.563cm">
          <text:p text:style-name="P2"><text:span text:style-name="T1">T=3fd7283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48cm" svg:height="0.762cm" svg:x="5.192cm" svg:y="12.564cm">
          <text:p text:style-name="P2"><text:span text:style-name="T1">P=0a4b36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921cm" svg:height="0.889cm" svg:x="5.191cm" svg:y="5.145cm">
          <draw:text-box>
            <text:p text:style-name="P5"><text:span text:style-name="T2">Block 49</text:span></text:p>
          </draw:text-box>
        </draw:frame>
        <draw:frame draw:style-name="gr5" draw:text-style-name="P9" draw:layer="layout" svg:width="3.556cm" svg:height="1.292cm" svg:x="4.937cm" svg:y="6.346cm">
          <draw:text-box>
            <text:p text:style-name="P7"><text:span text:style-name="T3">Proof of work:</text:span></text:p>
            <text:p text:style-name="P8"><text:span text:style-name="T4">000045fc6d193</text:span></text:p>
          </draw:text-box>
        </draw:frame>
        <draw:frame draw:style-name="gr6" draw:text-style-name="P9" draw:layer="layout" svg:width="3.556cm" svg:height="1.292cm" svg:x="4.937cm" svg:y="7.677cm">
          <draw:text-box>
            <text:p text:style-name="P7"><text:span text:style-name="T3">Prev block:</text:span></text:p>
            <text:p text:style-name="P8"><text:span text:style-name="T4">00001a24fc7b4</text:span></text:p>
          </draw:text-box>
        </draw:frame>
        <draw:custom-shape draw:style-name="gr1" draw:text-style-name="P1" draw:layer="layout" svg:width="3.81cm" svg:height="8.89cm" svg:x="9.31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0.762cm" svg:x="9.692cm" svg:y="11.564cm">
          <text:p text:style-name="P2"><text:span text:style-name="T1">T=736feed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48cm" svg:height="0.762cm" svg:x="9.693cm" svg:y="12.565cm">
          <text:p text:style-name="P2"><text:span text:style-name="T1">P=bcd639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921cm" svg:height="0.889cm" svg:x="9.692cm" svg:y="5.146cm">
          <draw:text-box>
            <text:p text:style-name="P5"><text:span text:style-name="T2">Block 50</text:span></text:p>
          </draw:text-box>
        </draw:frame>
        <draw:frame draw:style-name="gr5" draw:text-style-name="P9" draw:layer="layout" svg:width="3.556cm" svg:height="1.292cm" svg:x="9.417cm" svg:y="6.347cm">
          <draw:text-box>
            <text:p text:style-name="P7"><text:span text:style-name="T3">Proof of work:</text:span></text:p>
            <text:p text:style-name="P8"><text:span text:style-name="T4">0000a377db704</text:span></text:p>
          </draw:text-box>
        </draw:frame>
        <draw:frame draw:style-name="gr6" draw:text-style-name="P9" draw:layer="layout" svg:width="3.577cm" svg:height="1.292cm" svg:x="9.417cm" svg:y="7.678cm">
          <draw:text-box>
            <text:p text:style-name="P7"><text:span text:style-name="T3">Prev block:</text:span></text:p>
            <text:p text:style-name="P8"><text:span text:style-name="T4">000045fc6d193</text:span></text:p>
          </draw:text-box>
        </draw:frame>
        <draw:custom-shape draw:style-name="gr1" draw:text-style-name="P1" draw:layer="layout" svg:width="3.81cm" svg:height="8.89cm" svg:x="13.81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48cm" svg:height="0.762cm" svg:x="14.192cm" svg:y="11.564cm">
          <text:p text:style-name="P2"><text:span text:style-name="T1">T=661bad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48cm" svg:height="0.762cm" svg:x="14.193cm" svg:y="12.565cm">
          <text:p text:style-name="P2"><text:span text:style-name="T1">P=0120ff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921cm" svg:height="0.889cm" svg:x="14.192cm" svg:y="5.146cm">
          <draw:text-box>
            <text:p text:style-name="P5"><text:span text:style-name="T2">Block 51</text:span></text:p>
          </draw:text-box>
        </draw:frame>
        <draw:frame draw:style-name="gr5" draw:text-style-name="P9" draw:layer="layout" svg:width="3.556cm" svg:height="1.292cm" svg:x="13.897cm" svg:y="6.347cm">
          <draw:text-box>
            <text:p text:style-name="P7"><text:span text:style-name="T3">Proof of work:</text:span></text:p>
            <text:p text:style-name="P8"><text:span text:style-name="T4">0000bc54ed0ff</text:span></text:p>
          </draw:text-box>
        </draw:frame>
        <draw:frame draw:style-name="gr6" draw:text-style-name="P9" draw:layer="layout" svg:width="3.597cm" svg:height="1.292cm" svg:x="13.897cm" svg:y="7.678cm">
          <draw:text-box>
            <text:p text:style-name="P7"><text:span text:style-name="T3">Prev block:</text:span></text:p>
            <text:p text:style-name="P8"><text:span text:style-name="T4">0000a377db704</text:span></text:p>
          </draw:text-box>
        </draw:frame>
        <draw:custom-shape draw:style-name="gr1" draw:text-style-name="P1" draw:layer="layout" svg:width="3.81cm" svg:height="8.89cm" svg:x="18.311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layer="layout" svg:width="3.048cm" svg:height="0.762cm" svg:x="18.692cm" svg:y="11.564cm">
          <text:p text:style-name="P10"><text:span text:style-name="T1">Hashing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3.048cm" svg:height="0.762cm" svg:x="18.693cm" svg:y="12.565cm">
          <text:p text:style-name="P10"><text:span text:style-name="T1">Hashing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.921cm" svg:height="0.889cm" svg:x="18.692cm" svg:y="5.146cm">
          <draw:text-box>
            <text:p text:style-name="P5"><text:span text:style-name="T2">New...</text:span></text:p>
          </draw:text-box>
        </draw:frame>
        <draw:frame draw:style-name="gr5" draw:text-style-name="P9" draw:layer="layout" svg:width="3.556cm" svg:height="1.292cm" svg:x="18.377cm" svg:y="6.347cm">
          <draw:text-box>
            <text:p text:style-name="P7"><text:span text:style-name="T3">Proof of work:</text:span></text:p>
            <text:p text:style-name="P8"><text:span text:style-name="T4">Hashing...</text:span></text:p>
          </draw:text-box>
        </draw:frame>
        <draw:frame draw:style-name="gr6" draw:text-style-name="P9" draw:layer="layout" svg:width="3.617cm" svg:height="1.292cm" svg:x="18.377cm" svg:y="7.678cm">
          <draw:text-box>
            <text:p text:style-name="P7"><text:span text:style-name="T3">Prev block:</text:span></text:p>
            <text:p text:style-name="P8"><text:span text:style-name="T4">Copying...</text:span></text:p>
          </draw:text-box>
        </draw:frame>
        <draw:custom-shape draw:style-name="gr7" draw:text-style-name="P13" draw:layer="layout" svg:width="2.286cm" svg:height="6.277cm" svg:x="3.286cm" svg:y="7.6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8" draw:text-style-name="P13" draw:layer="layout" svg:width="1.829cm" svg:height="3.723cm" draw:transform="skewX (-0.413817565647855) rotate (2.4019221165946) translate (3.48086363226236cm 10.9976391965835cm)" svg:viewBox="0 0 1830 3724" svg:d="M324 0c286 12 577 79 826 261 215 156 287 410 414 634 121 215 257 433 266 706 10 310-175 548-272 815-103 285-334 430-537 590-186 147-410 229-570 425l-226 147-190 124-35 22">
          <text:p/>
        </draw:path>
        <draw:frame draw:style-name="gr9" draw:text-style-name="P15" draw:layer="layout" svg:width="2.794cm" svg:height="0.904cm" svg:x="2.362cm" svg:y="8.751cm">
          <draw:text-box>
            <text:p text:style-name="P14"><text:span text:style-name="T5">hashing</text:span></text:p>
          </draw:text-box>
        </draw:frame>
        <draw:custom-shape draw:style-name="gr3" draw:text-style-name="P3" draw:layer="layout" svg:width="3.048cm" svg:height="0.762cm" svg:x="22.393cm" svg:y="11.565cm">
          <text:p text:style-name="P2"><text:span text:style-name="T1">Temp=25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48cm" svg:height="0.762cm" svg:x="22.394cm" svg:y="12.566cm">
          <text:p text:style-name="P2"><text:span text:style-name="T1">Press=1.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6" draw:layer="layout" svg:x1="22.387cm" svg:y1="11.971cm" svg:x2="21.371cm" svg:y2="11.971cm">
          <text:p/>
        </draw:line>
        <draw:line draw:style-name="gr10" draw:text-style-name="P16" draw:layer="layout" svg:x1="22.401cm" svg:y1="12.971cm" svg:x2="21.385cm" svg:y2="12.971cm">
          <text:p/>
        </draw:line>
        <draw:line draw:style-name="gr11" draw:text-style-name="P13" draw:layer="layout" svg:x1="8.239cm" svg:y1="6.969cm" svg:x2="9.636cm" svg:y2="8.366cm">
          <text:p/>
        </draw:line>
        <draw:line draw:style-name="gr11" draw:text-style-name="P13" draw:layer="layout" svg:x1="12.726cm" svg:y1="6.956cm" svg:x2="14.123cm" svg:y2="8.353cm">
          <text:p/>
        </draw:line>
        <draw:line draw:style-name="gr12" draw:text-style-name="P13" draw:layer="layout" svg:x1="17.226cm" svg:y1="6.956cm" svg:x2="18.623cm" svg:y2="8.353cm">
          <text:p/>
        </draw:line>
        <draw:frame draw:style-name="gr13" draw:text-style-name="P9" draw:layer="layout" svg:width="3.302cm" svg:height="2.68cm" svg:x="5.064cm" svg:y="10.746cm">
          <draw:text-box>
            <text:p text:style-name="P7"><text:span text:style-name="T3">Transactions</text:span></text:p>
          </draw:text-box>
        </draw:frame>
        <draw:frame draw:style-name="gr13" draw:text-style-name="P9" draw:layer="layout" svg:width="3.302cm" svg:height="2.68cm" svg:x="9.564cm" svg:y="10.746cm">
          <draw:text-box>
            <text:p text:style-name="P7"><text:span text:style-name="T3">Transactions</text:span></text:p>
          </draw:text-box>
        </draw:frame>
        <draw:frame draw:style-name="gr13" draw:text-style-name="P9" draw:layer="layout" svg:width="3.302cm" svg:height="2.68cm" svg:x="14.064cm" svg:y="10.746cm">
          <draw:text-box>
            <text:p text:style-name="P7"><text:span text:style-name="T3">Transactions</text:span></text:p>
          </draw:text-box>
        </draw:frame>
        <draw:frame draw:style-name="gr13" draw:text-style-name="P9" draw:layer="layout" svg:width="3.302cm" svg:height="2.68cm" svg:x="18.564cm" svg:y="10.746cm">
          <draw:text-box>
            <text:p text:style-name="P7"><text:span text:style-name="T3">Transactions</text:span></text:p>
          </draw:text-box>
        </draw:frame>
        <draw:frame draw:style-name="gr14" draw:text-style-name="P17" draw:layer="layout" svg:width="15.24cm" svg:height="2.895cm" svg:x="6.71cm" svg:y="14.27cm">
          <draw:text-box>
            <text:p><text:span text:style-name="T6">Record #049 = 000045fc6d19300001a24fc7b43fd728390a4b36dd</text:span></text:p>
            <text:p><text:span text:style-name="T6">Record #050 = 0000a377db704000045fc6d193736feed0bcd639f1</text:span></text:p>
            <text:p><text:span text:style-name="T6">Record #051 = 0000bc54ed0ff0000a377db704661bad1d0120ff3d</text:span></text:p>
            <text:p><text:span text:style-name="T6">Record #052 = NEW 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left" fo:padding-top="0.125cm" fo:padding-bottom="0.125cm" fo:padding-left="0.25cm" fo:padding-right="0.25cm" draw:shadow="hidden" draw:shadow-offset-x="0.203cm" draw:shadow-offset-y="0.203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o Costa</meta:initial-creator>
    <meta:creation-date>2017-03-21T09:33:26.688390668</meta:creation-date>
    <dc:date>2017-03-21T11:12:16.404829658</dc:date>
    <dc:creator>Stefano Costa</dc:creator>
    <meta:editing-duration>PT2M24S</meta:editing-duration>
    <meta:editing-cycles>1</meta:editing-cycles>
    <meta:document-statistic meta:object-count="39"/>
    <meta:generator>LibreOffice/5.1.4.2$Linux_X86_64 LibreOffice_project/10m0$Build-2</meta:generator>
  </office:meta>
</office:document-meta>
</file>